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0602f"/>
    </style:style>
    <style:style style:name="P2" style:family="paragraph" style:parent-style-name="Standard">
      <style:text-properties fo:font-weight="bold" officeooo:paragraph-rsid="0000602f" style:font-weight-asian="bold" style:font-weight-complex="bold"/>
    </style:style>
    <style:style style:name="P3" style:family="paragraph" style:parent-style-name="Standard">
      <style:text-properties officeooo:paragraph-rsid="00039079"/>
    </style:style>
    <style:style style:name="T1" style:family="text">
      <style:text-properties officeooo:rsid="0000602f"/>
    </style:style>
    <style:style style:name="T2" style:family="text">
      <style:text-properties officeooo:rsid="0001d6e6"/>
    </style:style>
    <style:style style:name="T3" style:family="text">
      <style:text-properties fo:font-weight="bold" officeooo:rsid="0001d6e6" style:font-weight-asian="bold" style:font-weight-complex="bold"/>
    </style:style>
    <style:style style:name="T4" style:family="text">
      <style:text-properties fo:font-weight="bold" officeooo:rsid="0000602f" style:font-weight-asian="bold" style:font-weight-complex="bold"/>
    </style:style>
    <style:style style:name="T5" style:family="text">
      <style:text-properties fo:font-weight="normal" officeooo:rsid="0001d6e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repo</text:span><text:span text:style-name="T2">sitory</text:span><text:span text:style-name="T1"> contains </text:span><text:span text:style-name="T2">B</text:span><text:span text:style-name="T1">ash </text:span><text:span text:style-name="T2">S</text:span><text:span text:style-name="T1">cripts</text:span></text:p>
      <text:p text:style-name="P1"><text:span text:style-name="T1"/></text:p>
      <text:p text:style-name="P1"><text:span text:style-name="T4">delete_files.sh</text:span><text:span text:style-name="T1"> - This bash script finds all files older than 10 days and starting with the letter R in their name but not having the extension '.com' and will delete those files.</text:span></text:p>
      <text:p text:style-name="P1"><text:span text:style-name="T1"/></text:p>
      <text:p text:style-name="P1"><text:span text:style-name="T4">logrotate.sh</text:span><text:span text:style-name="T1"> – This bash script will rotate the log files and will take the backup of the old files. It will allow only five files as backup, other files will be automatically get deleted.</text:span></text:p>
      <text:p text:style-name="P1"><text:span text:style-name="T1"/></text:p>
      <text:p text:style-name="P1"><text:span text:style-name="T4">makebootable.sh</text:span><text:span text:style-name="T1"> – This bash script is used to make a pendrive bootable.</text:span></text:p>
      <text:p text:style-name="P1"><text:span text:style-name="T1"/></text:p>
      <text:p text:style-name="P3"><text:span text:style-name="T3">minutes.sh – </text:span><text:span text:style-name="T5">This bash script will calculate the total number of minutes between current time and the provided time. It will calculate minutes for the time within 24 hours only.</text:span></text:p>
      <text:p text:style-name="P1"><text:span text:style-name="T4"/></text:p>
      <text:p text:style-name="P1"><text:span text:style-name="T4">pingip</text:span><text:span text:style-name="T1"> – This script will ping the provided IP/Network range.</text:span></text:p>
      <text:p text:style-name="P1"><text:span text:style-name="T1"/></text:p>
      <text:p text:style-name="P1"><text:span text:style-name="T4">remin</text:span><text:span text:style-name="T1"> – This script will do a remote installation, provided the IP/network range and commands.</text:span></text:p>
      <text:p text:style-name="P1"><text:span text:style-name="T1"/></text:p>
      <text:p text:style-name="P1"><text:span text:style-name="T4">zerofill.sh</text:span><text:span text:style-name="T1"> – This script will fill the hard disk with zero's. It is used to zero fill a hard dis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esh Raithatha</meta:initial-creator>
    <meta:creation-date>2012-10-25T17:09:26</meta:creation-date>
    <dc:date>2012-10-25T17:35:47</dc:date>
    <dc:creator>Ramesh Raithatha</dc:creator>
    <meta:editing-duration>PT00H10M01S</meta:editing-duration>
    <meta:editing-cycles>2</meta:editing-cycles>
    <meta:generator>OpenOffice.org/3.2$Unix OpenOffice.org_project/320m19$Build-9505</meta:generator>
    <meta:document-statistic meta:table-count="0" meta:image-count="0" meta:object-count="0" meta:page-count="1" meta:paragraph-count="8" meta:word-count="158" meta:character-count="907"/>
  </office:meta>
</office:document-meta>
</file>